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taillepop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nbgen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090304" calcext:value-type="float">
            <text:p>54,090304</text:p>
          </table:table-cell>
          <table:table-cell office:value-type="float" office:value="49.9226398" calcext:value-type="float">
            <text:p>49,9226398</text:p>
          </table:table-cell>
          <table:table-cell office:value-type="float" office:value="48.555997" calcext:value-type="float">
            <text:p>48,555997</text:p>
          </table:table-cell>
          <table:table-cell/>
          <table:table-cell office:value-type="float" office:value="60.7141148" calcext:value-type="float">
            <text:p>60,7141148</text:p>
          </table:table-cell>
          <table:table-cell office:value-type="float" office:value="50.4128334" calcext:value-type="float">
            <text:p>50,4128334</text:p>
          </table:table-cell>
          <table:table-cell office:value-type="float" office:value="47.38662215" calcext:value-type="float">
            <text:p>47,386622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8280269" calcext:value-type="float">
            <text:p>52,8280269</text:p>
          </table:table-cell>
          <table:table-cell office:value-type="float" office:value="49.3572937" calcext:value-type="float">
            <text:p>49,3572937</text:p>
          </table:table-cell>
          <table:table-cell office:value-type="float" office:value="48.18332935" calcext:value-type="float">
            <text:p>48,18332935</text:p>
          </table:table-cell>
          <table:table-cell/>
          <table:table-cell office:value-type="float" office:value="60.310504" calcext:value-type="float">
            <text:p>60,310504</text:p>
          </table:table-cell>
          <table:table-cell office:value-type="float" office:value="50.9891326" calcext:value-type="float">
            <text:p>50,9891326</text:p>
          </table:table-cell>
          <table:table-cell office:value-type="float" office:value="48.6723724" calcext:value-type="float">
            <text:p>48,67237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0461616" calcext:value-type="float">
            <text:p>50,0461616</text:p>
          </table:table-cell>
          <table:table-cell office:value-type="float" office:value="47.63221855" calcext:value-type="float">
            <text:p>47,63221855</text:p>
          </table:table-cell>
          <table:table-cell office:value-type="float" office:value="47.77004765" calcext:value-type="float">
            <text:p>47,77004765</text:p>
          </table:table-cell>
          <table:table-cell/>
          <table:table-cell office:value-type="float" office:value="57.9987973" calcext:value-type="float">
            <text:p>57,9987973</text:p>
          </table:table-cell>
          <table:table-cell office:value-type="float" office:value="49.479353" calcext:value-type="float">
            <text:p>49,479353</text:p>
          </table:table-cell>
          <table:table-cell office:value-type="float" office:value="48.36652105" calcext:value-type="float">
            <text:p>48,366521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292505" calcext:value-type="float">
            <text:p>51,292505</text:p>
          </table:table-cell>
          <table:table-cell office:value-type="float" office:value="50.7661824" calcext:value-type="float">
            <text:p>50,7661824</text:p>
          </table:table-cell>
          <table:table-cell office:value-type="float" office:value="47.2315194" calcext:value-type="float">
            <text:p>47,2315194</text:p>
          </table:table-cell>
          <table:table-cell/>
          <table:table-cell office:value-type="float" office:value="64.258875" calcext:value-type="float">
            <text:p>64,258875</text:p>
          </table:table-cell>
          <table:table-cell office:value-type="float" office:value="48.32403545" calcext:value-type="float">
            <text:p>48,32403545</text:p>
          </table:table-cell>
          <table:table-cell office:value-type="float" office:value="49.6843225" calcext:value-type="float">
            <text:p>49,68432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586961" calcext:value-type="float">
            <text:p>50,586961</text:p>
          </table:table-cell>
          <table:table-cell office:value-type="float" office:value="51.4440707" calcext:value-type="float">
            <text:p>51,4440707</text:p>
          </table:table-cell>
          <table:table-cell office:value-type="float" office:value="49.5178627" calcext:value-type="float">
            <text:p>49,5178627</text:p>
          </table:table-cell>
          <table:table-cell/>
          <table:table-cell table:style-name="ce2" table:formula="of:=SUM([.F2:.F5])" office:value-type="float" office:value="243.2822911" calcext:value-type="float">
            <text:p>243,2822911</text:p>
          </table:table-cell>
          <table:table-cell table:style-name="ce2" table:formula="of:=SUM([.G2:.G5])" office:value-type="float" office:value="199.20535445" calcext:value-type="float">
            <text:p>199,20535445</text:p>
          </table:table-cell>
          <table:table-cell table:style-name="ce2" table:formula="of:=SUM([.H2:.H5])" office:value-type="float" office:value="194.1098381" calcext:value-type="float">
            <text:p>194,10983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658029" calcext:value-type="float">
            <text:p>51,658029</text:p>
          </table:table-cell>
          <table:table-cell office:value-type="float" office:value="48.4884574" calcext:value-type="float">
            <text:p>48,4884574</text:p>
          </table:table-cell>
          <table:table-cell office:value-type="float" office:value="48.7345563" calcext:value-type="float">
            <text:p>48,7345563</text:p>
          </table:table-cell>
          <table:table-cell/>
          <table:table-cell table:formula="of:=([.F6]/[.H6])*100" office:value-type="float" office:value="125.332282732969" calcext:value-type="float">
            <text:p>125,332282732969</text:p>
          </table:table-cell>
          <table:table-cell table:formula="of:=([.G6]/[.H6])*100" office:value-type="float" office:value="102.625068569361" calcext:value-type="float">
            <text:p>102,625068569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.5849239" calcext:value-type="float">
            <text:p>49,5849239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47.4603738" calcext:value-type="float">
            <text:p>47,46037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.4245549" calcext:value-type="float">
            <text:p>50,4245549</text:p>
          </table:table-cell>
          <table:table-cell office:value-type="float" office:value="49.62570425" calcext:value-type="float">
            <text:p>49,62570425</text:p>
          </table:table-cell>
          <table:table-cell office:value-type="float" office:value="47.08409215" calcext:value-type="float">
            <text:p>47,0840921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SUM([.B2:.B9])" office:value-type="float" office:value="410.5114663" calcext:value-type="float">
            <text:p>410,5114663</text:p>
          </table:table-cell>
          <table:table-cell table:style-name="ce2" table:formula="of:=SUM([.C2:.C9])" office:value-type="float" office:value="393.6081978" calcext:value-type="float">
            <text:p>393,6081978</text:p>
          </table:table-cell>
          <table:table-cell table:style-name="ce2" table:formula="of:=SUM([.D2:.D9])" office:value-type="float" office:value="384.53777835" calcext:value-type="float">
            <text:p>384,53777835</text:p>
          </table:table-cell>
          <table:table-cell table:number-columns-repeated="11"/>
        </table:table-row>
        <table:table-row table:style-name="ro1">
          <table:table-cell/>
          <table:table-cell table:formula="of:=([.B10]/[.D10])*100" office:value-type="float" office:value="106.754521769343" calcext:value-type="float">
            <text:p>106,754521769343</text:p>
          </table:table-cell>
          <table:table-cell table:formula="of:=([.C10]/[.D10])*100" office:value-type="float" office:value="102.358785003887" calcext:value-type="float">
            <text:p>102,35878500388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nbclones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nbgeninj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8270702" calcext:value-type="float">
            <text:p>49,8270702</text:p>
          </table:table-cell>
          <table:table-cell office:value-type="float" office:value="47.5493398" calcext:value-type="float">
            <text:p>47,5493398</text:p>
          </table:table-cell>
          <table:table-cell office:value-type="float" office:value="47.36840685" calcext:value-type="float">
            <text:p>47,36840685</text:p>
          </table:table-cell>
          <table:table-cell table:style-name="ce1" office:value-type="string" calcext:value-type="string">
            <text:p>nbnou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53.91701295" calcext:value-type="float">
            <text:p>53,91701295</text:p>
          </table:table-cell>
          <table:table-cell office:value-type="float" office:value="49.2952081" calcext:value-type="float">
            <text:p>49,2952081</text:p>
          </table:table-cell>
          <table:table-cell office:value-type="float" office:value="46.72928555" calcext:value-type="float">
            <text:p>46,72928555</text:p>
          </table:table-cell>
          <table:table-cell/>
          <table:table-cell office:value-type="float" office:value="279.02817745" calcext:value-type="float">
            <text:p>279,02817745</text:p>
          </table:table-cell>
          <table:table-cell office:value-type="float" office:value="276.5757125" calcext:value-type="float">
            <text:p>276,5757125</text:p>
          </table:table-cell>
          <table:table-cell office:value-type="float" office:value="281.41026375" calcext:value-type="float">
            <text:p>281,41026375</text:p>
          </table:table-cell>
          <table:table-cell office:value-type="float" office:value="282.9651723" calcext:value-type="float">
            <text:p>282,9651723</text:p>
          </table:table-cell>
          <table:table-cell office:value-type="float" office:value="284.16073735" calcext:value-type="float">
            <text:p>284,16073735</text:p>
          </table:table-cell>
          <table:table-cell office:value-type="float" office:value="283.79300105" calcext:value-type="float">
            <text:p>283,79300105</text:p>
          </table:table-cell>
          <table:table-cell office:value-type="float" office:value="281.7064361" calcext:value-type="float">
            <text:p>281,7064361</text:p>
          </table:table-cell>
          <table:table-cell office:value-type="float" office:value="280.16873625" calcext:value-type="float">
            <text:p>280,16873625</text:p>
          </table:table-cell>
          <table:table-cell office:value-type="float" office:value="286.74219285" calcext:value-type="float">
            <text:p>286,74219285</text:p>
          </table:table-cell>
          <table:table-cell/>
        </table:table-row>
        <table:table-row table:style-name="ro1">
          <table:table-cell/>
          <table:table-cell office:value-type="float" office:value="50.69407835" calcext:value-type="float">
            <text:p>50,69407835</text:p>
          </table:table-cell>
          <table:table-cell office:value-type="float" office:value="49.17159725" calcext:value-type="float">
            <text:p>49,17159725</text:p>
          </table:table-cell>
          <table:table-cell office:value-type="float" office:value="49.3579611" calcext:value-type="float">
            <text:p>49,3579611</text:p>
          </table:table-cell>
          <table:table-cell/>
          <table:table-cell office:value-type="float" office:value="220.23495395" calcext:value-type="float">
            <text:p>220,23495395</text:p>
          </table:table-cell>
          <table:table-cell office:value-type="float" office:value="229.2630998" calcext:value-type="float">
            <text:p>229,2630998</text:p>
          </table:table-cell>
          <table:table-cell office:value-type="float" office:value="221.07338945" calcext:value-type="float">
            <text:p>221,07338945</text:p>
          </table:table-cell>
          <table:table-cell office:value-type="float" office:value="223.7696475" calcext:value-type="float">
            <text:p>223,7696475</text:p>
          </table:table-cell>
          <table:table-cell office:value-type="float" office:value="229.68879225" calcext:value-type="float">
            <text:p>229,68879225</text:p>
          </table:table-cell>
          <table:table-cell office:value-type="float" office:value="223.4355169" calcext:value-type="float">
            <text:p>223,4355169</text:p>
          </table:table-cell>
          <table:table-cell office:value-type="float" office:value="213.81976305" calcext:value-type="float">
            <text:p>213,81976305</text:p>
          </table:table-cell>
          <table:table-cell office:value-type="float" office:value="221.55000335" calcext:value-type="float">
            <text:p>221,55000335</text:p>
          </table:table-cell>
          <table:table-cell office:value-type="float" office:value="221.34849075" calcext:value-type="float">
            <text:p>221,34849075</text:p>
          </table:table-cell>
          <table:table-cell/>
        </table:table-row>
        <table:table-row table:style-name="ro1">
          <table:table-cell/>
          <table:table-cell office:value-type="float" office:value="51.2309675" calcext:value-type="float">
            <text:p>51,2309675</text:p>
          </table:table-cell>
          <table:table-cell office:value-type="float" office:value="48.6143849" calcext:value-type="float">
            <text:p>48,6143849</text:p>
          </table:table-cell>
          <table:table-cell office:value-type="float" office:value="48.68762875" calcext:value-type="float">
            <text:p>48,68762875</text:p>
          </table:table-cell>
          <table:table-cell/>
          <table:table-cell office:value-type="float" office:value="265.53535595" calcext:value-type="float">
            <text:p>265,53535595</text:p>
          </table:table-cell>
          <table:table-cell office:value-type="float" office:value="269.6181121" calcext:value-type="float">
            <text:p>269,6181121</text:p>
          </table:table-cell>
          <table:table-cell office:value-type="float" office:value="259.42547455" calcext:value-type="float">
            <text:p>259,42547455</text:p>
          </table:table-cell>
          <table:table-cell office:value-type="float" office:value="265.16769125" calcext:value-type="float">
            <text:p>265,16769125</text:p>
          </table:table-cell>
          <table:table-cell office:value-type="float" office:value="258.9293032" calcext:value-type="float">
            <text:p>258,9293032</text:p>
          </table:table-cell>
          <table:table-cell office:value-type="float" office:value="253.39659555" calcext:value-type="float">
            <text:p>253,39659555</text:p>
          </table:table-cell>
          <table:table-cell office:value-type="float" office:value="264.70719375" calcext:value-type="float">
            <text:p>264,70719375</text:p>
          </table:table-cell>
          <table:table-cell office:value-type="float" office:value="267.4400941" calcext:value-type="float">
            <text:p>267,4400941</text:p>
          </table:table-cell>
          <table:table-cell office:value-type="float" office:value="265.42884435" calcext:value-type="float">
            <text:p>265,42884435</text:p>
          </table:table-cell>
          <table:table-cell/>
        </table:table-row>
        <table:table-row table:style-name="ro1">
          <table:table-cell/>
          <table:table-cell office:value-type="float" office:value="48.005119" calcext:value-type="float">
            <text:p>48,005119</text:p>
          </table:table-cell>
          <table:table-cell office:value-type="float" office:value="48.3863895" calcext:value-type="float">
            <text:p>48,3863895</text:p>
          </table:table-cell>
          <table:table-cell office:value-type="float" office:value="47.3292383" calcext:value-type="float">
            <text:p>47,3292383</text:p>
          </table:table-cell>
          <table:table-cell/>
          <table:table-cell office:value-type="float" office:value="191.16626865" calcext:value-type="float">
            <text:p>191,16626865</text:p>
          </table:table-cell>
          <table:table-cell office:value-type="float" office:value="187.02320635" calcext:value-type="float">
            <text:p>187,02320635</text:p>
          </table:table-cell>
          <table:table-cell office:value-type="float" office:value="184.4863318" calcext:value-type="float">
            <text:p>184,4863318</text:p>
          </table:table-cell>
          <table:table-cell office:value-type="float" office:value="189.6030462" calcext:value-type="float">
            <text:p>189,6030462</text:p>
          </table:table-cell>
          <table:table-cell office:value-type="float" office:value="191.7768887" calcext:value-type="float">
            <text:p>191,7768887</text:p>
          </table:table-cell>
          <table:table-cell office:value-type="float" office:value="185.6423624" calcext:value-type="float">
            <text:p>185,6423624</text:p>
          </table:table-cell>
          <table:table-cell office:value-type="float" office:value="185.5962933" calcext:value-type="float">
            <text:p>185,5962933</text:p>
          </table:table-cell>
          <table:table-cell office:value-type="float" office:value="186.79399805" calcext:value-type="float">
            <text:p>186,79399805</text:p>
          </table:table-cell>
          <table:table-cell office:value-type="float" office:value="191.37127435" calcext:value-type="float">
            <text:p>191,37127435</text:p>
          </table:table-cell>
          <table:table-cell/>
        </table:table-row>
        <table:table-row table:style-name="ro1">
          <table:table-cell/>
          <table:table-cell office:value-type="float" office:value="51.093779" calcext:value-type="float">
            <text:p>51,093779</text:p>
          </table:table-cell>
          <table:table-cell office:value-type="float" office:value="49.047587" calcext:value-type="float">
            <text:p>49,047587</text:p>
          </table:table-cell>
          <table:table-cell office:value-type="float" office:value="48.06827325" calcext:value-type="float">
            <text:p>48,06827325</text:p>
          </table:table-cell>
          <table:table-cell/>
          <table:table-cell office:value-type="float" office:value="286.32990315" calcext:value-type="float">
            <text:p>286,32990315</text:p>
          </table:table-cell>
          <table:table-cell office:value-type="float" office:value="288.4308571" calcext:value-type="float">
            <text:p>288,4308571</text:p>
          </table:table-cell>
          <table:table-cell office:value-type="float" office:value="288.6193959" calcext:value-type="float">
            <text:p>288,6193959</text:p>
          </table:table-cell>
          <table:table-cell office:value-type="float" office:value="288.61580585" calcext:value-type="float">
            <text:p>288,61580585</text:p>
          </table:table-cell>
          <table:table-cell office:value-type="float" office:value="292.5238371" calcext:value-type="float">
            <text:p>292,5238371</text:p>
          </table:table-cell>
          <table:table-cell office:value-type="float" office:value="295.7460384" calcext:value-type="float">
            <text:p>295,7460384</text:p>
          </table:table-cell>
          <table:table-cell office:value-type="float" office:value="289.3993557" calcext:value-type="float">
            <text:p>289,3993557</text:p>
          </table:table-cell>
          <table:table-cell office:value-type="float" office:value="294.7118787" calcext:value-type="float">
            <text:p>294,7118787</text:p>
          </table:table-cell>
          <table:table-cell office:value-type="float" office:value="289.84033885" calcext:value-type="float">
            <text:p>289,84033885</text:p>
          </table:table-cell>
          <table:table-cell/>
        </table:table-row>
        <table:table-row table:style-name="ro1">
          <table:table-cell/>
          <table:table-cell office:value-type="float" office:value="49.6087166" calcext:value-type="float">
            <text:p>49,6087166</text:p>
          </table:table-cell>
          <table:table-cell office:value-type="float" office:value="48.62424405" calcext:value-type="float">
            <text:p>48,62424405</text:p>
          </table:table-cell>
          <table:table-cell office:value-type="float" office:value="49.23055655" calcext:value-type="float">
            <text:p>49,23055655</text:p>
          </table:table-cell>
          <table:table-cell/>
          <table:table-cell office:value-type="float" office:value="244.763573" calcext:value-type="float">
            <text:p>244,763573</text:p>
          </table:table-cell>
          <table:table-cell office:value-type="float" office:value="242.47380225" calcext:value-type="float">
            <text:p>242,47380225</text:p>
          </table:table-cell>
          <table:table-cell office:value-type="float" office:value="247.677491" calcext:value-type="float">
            <text:p>247,677491</text:p>
          </table:table-cell>
          <table:table-cell office:value-type="float" office:value="248.65638405" calcext:value-type="float">
            <text:p>248,65638405</text:p>
          </table:table-cell>
          <table:table-cell office:value-type="float" office:value="247.3507409" calcext:value-type="float">
            <text:p>247,3507409</text:p>
          </table:table-cell>
          <table:table-cell office:value-type="float" office:value="241.5628718" calcext:value-type="float">
            <text:p>241,5628718</text:p>
          </table:table-cell>
          <table:table-cell office:value-type="float" office:value="243.9383476" calcext:value-type="float">
            <text:p>243,9383476</text:p>
          </table:table-cell>
          <table:table-cell office:value-type="float" office:value="245.5865638" calcext:value-type="float">
            <text:p>245,5865638</text:p>
          </table:table-cell>
          <table:table-cell office:value-type="float" office:value="246.39895915" calcext:value-type="float">
            <text:p>246,39895915</text:p>
          </table:table-cell>
          <table:table-cell/>
        </table:table-row>
        <table:table-row table:style-name="ro1">
          <table:table-cell/>
          <table:table-cell office:value-type="float" office:value="49.2097056" calcext:value-type="float">
            <text:p>49,2097056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50.19637035" calcext:value-type="float">
            <text:p>50,19637035</text:p>
          </table:table-cell>
          <table:table-cell/>
          <table:table-cell office:value-type="float" office:value="60.195746" calcext:value-type="float">
            <text:p>60,195746</text:p>
          </table:table-cell>
          <table:table-cell office:value-type="float" office:value="66.89936255" calcext:value-type="float">
            <text:p>66,89936255</text:p>
          </table:table-cell>
          <table:table-cell office:value-type="float" office:value="63.6337376" calcext:value-type="float">
            <text:p>63,6337376</text:p>
          </table:table-cell>
          <table:table-cell office:value-type="float" office:value="63.4361227" calcext:value-type="float">
            <text:p>63,4361227</text:p>
          </table:table-cell>
          <table:table-cell office:value-type="float" office:value="59.27474335" calcext:value-type="float">
            <text:p>59,27474335</text:p>
          </table:table-cell>
          <table:table-cell office:value-type="float" office:value="61.9021182" calcext:value-type="float">
            <text:p>61,9021182</text:p>
          </table:table-cell>
          <table:table-cell office:value-type="float" office:value="64.48588915" calcext:value-type="float">
            <text:p>64,48588915</text:p>
          </table:table-cell>
          <table:table-cell office:value-type="float" office:value="66.1042831" calcext:value-type="float">
            <text:p>66,1042831</text:p>
          </table:table-cell>
          <table:table-cell office:value-type="float" office:value="63.1333768" calcext:value-type="float">
            <text:p>63,1333768</text:p>
          </table:table-cell>
          <table:table-cell/>
        </table:table-row>
        <table:table-row table:style-name="ro1">
          <table:table-cell/>
          <table:table-cell table:style-name="ce2" table:formula="of:=SUM([.B14:.B21])" office:value-type="float" office:value="403.5864492" calcext:value-type="float">
            <text:p>403,5864492</text:p>
          </table:table-cell>
          <table:table-cell table:style-name="ce2" table:formula="of:=SUM([.C14:.C21])" office:value-type="float" office:value="387.0603816" calcext:value-type="float">
            <text:p>387,0603816</text:p>
          </table:table-cell>
          <table:table-cell table:style-name="ce2" table:formula="of:=SUM([.D14:.D21])" office:value-type="float" office:value="386.9677207" calcext:value-type="float">
            <text:p>386,9677207</text:p>
          </table:table-cell>
          <table:table-cell/>
          <table:table-cell office:value-type="float" office:value="52.3487835" calcext:value-type="float">
            <text:p>52,3487835</text:p>
          </table:table-cell>
          <table:table-cell office:value-type="float" office:value="53.5487416" calcext:value-type="float">
            <text:p>53,5487416</text:p>
          </table:table-cell>
          <table:table-cell office:value-type="float" office:value="56.52029955" calcext:value-type="float">
            <text:p>56,52029955</text:p>
          </table:table-cell>
          <table:table-cell office:value-type="float" office:value="53.79454555" calcext:value-type="float">
            <text:p>53,79454555</text:p>
          </table:table-cell>
          <table:table-cell office:value-type="float" office:value="55.1099214" calcext:value-type="float">
            <text:p>55,1099214</text:p>
          </table:table-cell>
          <table:table-cell office:value-type="float" office:value="56.362439" calcext:value-type="float">
            <text:p>56,362439</text:p>
          </table:table-cell>
          <table:table-cell office:value-type="float" office:value="51.000998" calcext:value-type="float">
            <text:p>51,000998</text:p>
          </table:table-cell>
          <table:table-cell office:value-type="float" office:value="55.4376654" calcext:value-type="float">
            <text:p>55,4376654</text:p>
          </table:table-cell>
          <table:table-cell office:value-type="float" office:value="48.8338073" calcext:value-type="float">
            <text:p>48,8338073</text:p>
          </table:table-cell>
          <table:table-cell/>
        </table:table-row>
        <table:table-row table:style-name="ro1">
          <table:table-cell/>
          <table:table-cell table:formula="of:=([.B22]/[.D22])*100" office:value-type="float" office:value="104.294603299195" calcext:value-type="float">
            <text:p>104,294603299195</text:p>
          </table:table-cell>
          <table:table-cell table:formula="of:=([.C22]/[.D22])*100" office:value-type="float" office:value="100.023945382274" calcext:value-type="float">
            <text:p>100,023945382274</text:p>
          </table:table-cell>
          <table:table-cell table:number-columns-repeated="2"/>
          <table:table-cell office:value-type="float" office:value="57.4404988" calcext:value-type="float">
            <text:p>57,4404988</text:p>
          </table:table-cell>
          <table:table-cell office:value-type="float" office:value="58.1543734" calcext:value-type="float">
            <text:p>58,1543734</text:p>
          </table:table-cell>
          <table:table-cell office:value-type="float" office:value="57.5017371" calcext:value-type="float">
            <text:p>57,5017371</text:p>
          </table:table-cell>
          <table:table-cell office:value-type="float" office:value="59.00969755" calcext:value-type="float">
            <text:p>59,00969755</text:p>
          </table:table-cell>
          <table:table-cell office:value-type="float" office:value="58.294381" calcext:value-type="float">
            <text:p>58,294381</text:p>
          </table:table-cell>
          <table:table-cell office:value-type="float" office:value="58.07814965" calcext:value-type="float">
            <text:p>58,07814965</text:p>
          </table:table-cell>
          <table:table-cell office:value-type="float" office:value="58.1635104" calcext:value-type="float">
            <text:p>58,1635104</text:p>
          </table:table-cell>
          <table:table-cell office:value-type="float" office:value="59.2961428" calcext:value-type="float">
            <text:p>59,2961428</text:p>
          </table:table-cell>
          <table:table-cell office:value-type="float" office:value="56.077904" calcext:value-type="float">
            <text:p>56,0779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.34997605" calcext:value-type="float">
            <text:p>51,34997605</text:p>
          </table:table-cell>
          <table:table-cell office:value-type="float" office:value="48.9937759" calcext:value-type="float">
            <text:p>48,9937759</text:p>
          </table:table-cell>
          <table:table-cell office:value-type="float" office:value="47.37577785" calcext:value-type="float">
            <text:p>47,37577785</text:p>
          </table:table-cell>
          <table:table-cell office:value-type="float" office:value="48.7148346" calcext:value-type="float">
            <text:p>48,7148346</text:p>
          </table:table-cell>
          <table:table-cell office:value-type="float" office:value="49.6900572" calcext:value-type="float">
            <text:p>49,6900572</text:p>
          </table:table-cell>
          <table:table-cell office:value-type="float" office:value="48.49796385" calcext:value-type="float">
            <text:p>48,49796385</text:p>
          </table:table-cell>
          <table:table-cell office:value-type="float" office:value="50.0415568" calcext:value-type="float">
            <text:p>50,0415568</text:p>
          </table:table-cell>
          <table:table-cell office:value-type="float" office:value="50.1554433" calcext:value-type="float">
            <text:p>50,1554433</text:p>
          </table:table-cell>
          <table:table-cell office:value-type="float" office:value="47.53706615" calcext:value-type="float">
            <text:p>47,5370661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9.13331975" calcext:value-type="float">
            <text:p>69,13331975</text:p>
          </table:table-cell>
          <table:table-cell office:value-type="float" office:value="69.0664915" calcext:value-type="float">
            <text:p>69,0664915</text:p>
          </table:table-cell>
          <table:table-cell office:value-type="float" office:value="69.0220087" calcext:value-type="float">
            <text:p>69,0220087</text:p>
          </table:table-cell>
          <table:table-cell office:value-type="float" office:value="68.073804" calcext:value-type="float">
            <text:p>68,073804</text:p>
          </table:table-cell>
          <table:table-cell office:value-type="float" office:value="65.47992175" calcext:value-type="float">
            <text:p>65,47992175</text:p>
          </table:table-cell>
          <table:table-cell office:value-type="float" office:value="66.37807835" calcext:value-type="float">
            <text:p>66,37807835</text:p>
          </table:table-cell>
          <table:table-cell office:value-type="float" office:value="68.9120672" calcext:value-type="float">
            <text:p>68,9120672</text:p>
          </table:table-cell>
          <table:table-cell office:value-type="float" office:value="66.84603215" calcext:value-type="float">
            <text:p>66,84603215</text:p>
          </table:table-cell>
          <table:table-cell office:value-type="float" office:value="68.81066305" calcext:value-type="float">
            <text:p>68,810663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59.158207" calcext:value-type="float">
            <text:p>59,158207</text:p>
          </table:table-cell>
          <table:table-cell office:value-type="float" office:value="58.5731092" calcext:value-type="float">
            <text:p>58,5731092</text:p>
          </table:table-cell>
          <table:table-cell office:value-type="float" office:value="57.8221261" calcext:value-type="float">
            <text:p>57,8221261</text:p>
          </table:table-cell>
          <table:table-cell office:value-type="float" office:value="59.40374425" calcext:value-type="float">
            <text:p>59,40374425</text:p>
          </table:table-cell>
          <table:table-cell office:value-type="float" office:value="59.5079772" calcext:value-type="float">
            <text:p>59,5079772</text:p>
          </table:table-cell>
          <table:table-cell office:value-type="float" office:value="58.7532187" calcext:value-type="float">
            <text:p>58,7532187</text:p>
          </table:table-cell>
          <table:table-cell office:value-type="float" office:value="59.5975997" calcext:value-type="float">
            <text:p>59,5975997</text:p>
          </table:table-cell>
          <table:table-cell office:value-type="float" office:value="58.7045017" calcext:value-type="float">
            <text:p>58,7045017</text:p>
          </table:table-cell>
          <table:table-cell office:value-type="float" office:value="62.382548" calcext:value-type="float">
            <text:p>62,382548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SUM([.F15:.F26])" office:value-type="float" office:value="1836.68476325" calcext:value-type="float">
            <text:p>1836,68476325</text:p>
          </table:table-cell>
          <table:table-cell table:style-name="ce2" table:formula="of:=SUM([.G15:.G26])" office:value-type="float" office:value="1848.62064425" calcext:value-type="float">
            <text:p>1848,62064425</text:p>
          </table:table-cell>
          <table:table-cell table:style-name="ce2" table:formula="of:=SUM([.H15:.H26])" office:value-type="float" office:value="1834.56803335" calcext:value-type="float">
            <text:p>1834,56803335</text:p>
          </table:table-cell>
          <table:table-cell table:style-name="ce2" table:formula="of:=SUM([.I15:.I26])" office:value-type="float" office:value="1851.2104958" calcext:value-type="float">
            <text:p>1851,2104958</text:p>
          </table:table-cell>
          <table:table-cell table:style-name="ce2" table:formula="of:=SUM([.J15:.J26])" office:value-type="float" office:value="1851.7873014" calcext:value-type="float">
            <text:p>1851,7873014</text:p>
          </table:table-cell>
          <table:table-cell table:style-name="ce2" table:formula="of:=SUM([.K15:.K26])" office:value-type="float" office:value="1833.54835385" calcext:value-type="float">
            <text:p>1833,54835385</text:p>
          </table:table-cell>
          <table:table-cell table:style-name="ce2" table:formula="of:=SUM([.L15:.L26])" office:value-type="float" office:value="1831.36901075" calcext:value-type="float">
            <text:p>1831,36901075</text:p>
          </table:table-cell>
          <table:table-cell table:style-name="ce2" table:formula="of:=SUM([.M15:.M26])" office:value-type="float" office:value="1852.7953427" calcext:value-type="float">
            <text:p>1852,7953427</text:p>
          </table:table-cell>
          <table:table-cell table:style-name="ce2" table:formula="of:=SUM([.N15:.N26])" office:value-type="float" office:value="1847.9054656" calcext:value-type="float">
            <text:p>1847,9054656</text:p>
          </table:table-cell>
          <table:table-cell table:style-name="ce2"/>
        </table:table-row>
        <table:table-row table:style-name="ro1">
          <table:table-cell table:number-columns-repeated="5"/>
          <table:table-cell table:formula="of:=([.F27]/[.H27])*100" office:value-type="float" office:value="100.115380289066" calcext:value-type="float">
            <text:p>100,115380289066</text:p>
          </table:table-cell>
          <table:table-cell table:formula="of:=([.G27]/[.H27])*100" office:value-type="float" office:value="100.765990175591" calcext:value-type="float">
            <text:p>100,765990175591</text:p>
          </table:table-cell>
          <table:table-cell/>
          <table:table-cell table:formula="of:=([.I27]/[.K27])*100" office:value-type="float" office:value="100.963276584057" calcext:value-type="float">
            <text:p>100,963276584057</text:p>
          </table:table-cell>
          <table:table-cell table:formula="of:=([.J27]/[.K27])*100" office:value-type="float" office:value="100.994735018125" calcext:value-type="float">
            <text:p>100,994735018125</text:p>
          </table:table-cell>
          <table:table-cell/>
          <table:table-cell table:formula="of:=([.L27]/[.N27])*100" office:value-type="float" office:value="99.1051244147584" calcext:value-type="float">
            <text:p>99,1051244147584</text:p>
          </table:table-cell>
          <table:table-cell table:formula="of:=([.M27]/[.N27])*100" office:value-type="float" office:value="100.264617275669" calcext:value-type="float">
            <text:p>100,2646172756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0:14:09.985154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8:58:42.118667252</meta:creation-date>
    <dc:date>2024-02-23T10:25:17.388445113</dc:date>
    <meta:editing-duration>PT40M27S</meta:editing-duration>
    <meta:editing-cycles>6</meta:editing-cycles>
    <meta:generator>LibreOffice/7.0.4.2$Linux_X86_64 LibreOffice_project/00$Build-2</meta:generator>
    <meta:document-statistic meta:table-count="1" meta:cell-count="224" meta:object-count="0"/>
  </office:meta>
</office:document-meta>
</file>